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vertState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get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FieldInvertState( int position , int length , int numOverlap , int offset ,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InvertState.ge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FieldInver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eldInvertStat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getBo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getNumOverl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vertState.reset( float doc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